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9.5cm" svg:y1="5.5cm" svg:x2="9.5cm" svg:y2="17.5cm">
          <text:p text:style-name="P3"/>
        </draw:line>
        <draw:line draw:style-name="gr1" draw:text-style-name="P1" draw:layer="layout" svg:x1="20cm" svg:y1="5.5cm" svg:x2="20cm" svg:y2="17.5cm">
          <text:p text:style-name="P3"/>
        </draw:line>
        <draw:frame draw:style-name="gr2" draw:text-style-name="P3" draw:layer="layout" svg:width="6.5cm" svg:height="9.494cm" svg:x="2cm" svg:y="5.5cm">
          <draw:text-box>
            <text:p text:style-name="P2"><text:span text:style-name="T1">Prepare the tests</text:span></text:p>
            <text:p text:style-name="P3"/>
            <text:p text:style-name="P3"/>
            <text:p text:style-name="P3">For each group, each test needs to be run as far as executing the parse() method in rtPhpTest.</text:p>
            <text:p text:style-name="P3"/>
            <text:p text:style-name="P3">Serialise the prepared groups to disk</text:p>
            <text:p text:style-name="P3"/>
          </draw:text-box>
        </draw:frame>
        <draw:frame draw:style-name="gr3" draw:text-style-name="P3" draw:layer="layout" svg:width="8cm" svg:height="10.916cm" svg:x="10.5cm" svg:y="5.5cm">
          <draw:text-box>
            <text:p text:style-name="P3"><text:span text:style-name="T1">Run the tests</text:span></text:p>
            <text:p text:style-name="P3"/>
            <text:p text:style-name="P3">The serialised groups of tests are a 'queue'</text:p>
            <text:p text:style-name="P3"/>
            <text:p text:style-name="P3">Set the number of processes.</text:p>
            <text:p text:style-name="P3"/>
            <text:p text:style-name="P3">Read tasks (qroups) from the queue and run them.</text:p>
            <text:p text:style-name="P3"/>
            <text:p text:style-name="P3">After each task completes serialise the output (array of rtTestResults objects) to disk</text:p>
          </draw:text-box>
        </draw:frame>
        <draw:frame draw:style-name="gr4" draw:text-style-name="P3" draw:layer="layout" svg:width="1.5cm" svg:height="0.962cm" svg:x="14cm" svg:y="3cm">
          <draw:text-box>
            <text:p text:style-name="P3"/>
          </draw:text-box>
        </draw:frame>
        <draw:frame draw:style-name="gr5" draw:text-style-name="P3" draw:layer="layout" svg:width="0.001cm" svg:height="1.345cm" svg:x="3.899cm" svg:y="15.5cm">
          <draw:text-box>
            <text:p text:style-name="P3"/>
          </draw:text-box>
        </draw:frame>
        <draw:frame draw:style-name="gr4" draw:text-style-name="P3" draw:layer="layout" svg:width="14cm" svg:height="0.962cm" svg:x="6cm" svg:y="1cm">
          <draw:text-box>
            <text:p text:style-name="P3"/>
          </draw:text-box>
        </draw:frame>
        <draw:frame draw:style-name="gr6" draw:text-style-name="P3" draw:layer="layout" svg:width="6cm" svg:height="8.072cm" svg:x="21cm" svg:y="5.5cm">
          <draw:text-box>
            <text:p text:style-name="P3"><text:span text:style-name="T1">Report the results</text:span></text:p>
            <text:p text:style-name="P3"><text:span text:style-name="T1"/></text:p>
            <text:p text:style-name="P3"/>
            <text:p text:style-name="P3">Read in the lists of results objects</text:p>
            <text:p text:style-name="P3"/>
            <text:p text:style-name="P3">Select an output writer (and destination file?)</text:p>
            <text:p text:style-name="P3"/>
            <text:p text:style-name="P3">Write results.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zoe</meta:initial-creator>
    <meta:creation-date>2009-06-30T10:24:54</meta:creation-date>
    <dc:creator>zoe</dc:creator>
    <dc:date>2009-06-30T10:40:0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